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2e0fa" officeooo:paragraph-rsid="0002e0fa" style:font-weight-asian="bold" style:font-weight-complex="bold"/>
    </style:style>
    <style:style style:name="P3" style:family="paragraph" style:parent-style-name="Standard">
      <style:text-properties fo:font-weight="bold" officeooo:rsid="0003f298" officeooo:paragraph-rsid="0003f298" style:font-weight-asian="bold" style:font-weight-complex="bold"/>
    </style:style>
    <style:style style:name="P4" style:family="paragraph" style:parent-style-name="Standard">
      <style:text-properties fo:font-weight="normal" officeooo:rsid="0002e0fa" officeooo:paragraph-rsid="0002e0fa" style:font-weight-asian="normal" style:font-weight-complex="normal"/>
    </style:style>
    <style:style style:name="P5" style:family="paragraph" style:parent-style-name="Standard">
      <style:text-properties fo:font-weight="normal" officeooo:rsid="0003f298" officeooo:paragraph-rsid="0003f298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3f298" officeooo:paragraph-rsid="0003f298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430d6" officeooo:paragraph-rsid="000430d6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5b881" officeooo:paragraph-rsid="0005b881" style:font-weight-asian="normal" style:font-weight-complex="normal"/>
    </style:style>
    <style:style style:name="P9" style:family="paragraph" style:parent-style-name="Standard">
      <style:text-properties style:text-underline-style="none" fo:font-weight="bold" officeooo:rsid="0003f298" officeooo:paragraph-rsid="0003f298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0430d6" officeooo:paragraph-rsid="000430d6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05b881" officeooo:paragraph-rsid="0005b881" style:font-weight-asian="bold" style:font-weight-complex="bold"/>
    </style:style>
    <style:style style:name="T1" style:family="text">
      <style:text-properties officeooo:rsid="0003f29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430d6"/>
    </style:style>
    <style:style style:name="T4" style:family="text">
      <style:text-properties officeooo:rsid="000430d6"/>
    </style:style>
    <style:style style:name="T5" style:family="text">
      <style:text-properties officeooo:rsid="0005b88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5ccc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estiones</text:p>
      <text:p text:style-name="P1"/>
      <text:p text:style-name="P1">1)Las siguientes personas dicen que son empresarios. Indica desde que teoría previamente</text:p>
      <text:p text:style-name="P1">estudiada se pueden encuadrar cada uno de ellos:</text:p>
      <text:p text:style-name="P1"/>
      <text:p text:style-name="P4">a) Empresario innovador.</text:p>
      <text:p text:style-name="P4">b) Empresario-riesgo.</text:p>
      <text:p text:style-name="P4">c) Teoría de la oportunidad.</text:p>
      <text:p text:style-name="P4">d) Teoría de la incubadora.</text:p>
      <text:p text:style-name="P4"/>
      <text:p text:style-name="P2">2 )Piensa en una idea de negocio para crear una empresa que se base en alguna de las</text:p>
      <text:p text:style-name="P2">siguientes fuentes:</text:p>
      <text:p text:style-name="P2"/>
      <text:p text:style-name="P4">a) Venta de hardware.</text:p>
      <text:p text:style-name="P4">b) Venta de equipamiento de tenis.</text:p>
      <text:p text:style-name="P4">c) </text:p>
      <text:p text:style-name="P4">d) <text:span text:style-name="T4">Smartphones plegables.</text:span></text:p>
      <text:p text:style-name="P4">e) <text:span text:style-name="T4">Usar los smartphones como relojes.</text:span></text:p>
      <text:p text:style-name="P4">f) Venta de teclados mecánicos.</text:p>
      <text:p text:style-name="P4"/>
      <text:p text:style-name="P2">3<text:span text:style-name="T1">)</text:span> Tomás y Alejandro son dos amigos que siempre están de guasa acerca de a quién le va</text:p>
      <text:p text:style-name="P2">mejor en su empresa. Tomás es propietario de una ferretería donde tiene contratados a un</text:p>
      <text:p text:style-name="P2">encargado y 3 trabajadores que realiza toda la gestión y el trabajo. Alejandro es el gerente de</text:p>
      <text:p text:style-name="P2">una pequeña empresa de pinturas de 30 trabajadores. Alejandro le dice siempre a Tomás que</text:p>
      <text:p text:style-name="P2">el verdadero empresario es él, que está al pie del cañón gestionando la empresa, pero Tomás le</text:p>
      <text:p text:style-name="P2">replica que no, que él es el dueño y es el verdadero empresario. Analiza quién de los dos crees</text:p>
      <text:p text:style-name="P2">tiene razón desde las teorías del empresario.</text:p>
      <text:p text:style-name="P2"/>
      <text:p text:style-name="P5">Creo que ambos son empresarios ya que Tomás es propietario de un negocio donde él se encarga de toda la gestión y el trabajo. Alejandro es un empresario también ya que aunque no sea el propietario se encarga de gestionar la empresa.</text:p>
      <text:p text:style-name="P5"/>
      <text:p text:style-name="P3">4) En un concurso del joven emprendedor han llegado hasta la final dos equipos, uno de 3</text:p>
      <text:p text:style-name="P3">chicos y otro de 3 chicas .La prueba final consiste en que sepan buscar nuevas formas de ser</text:p>
      <text:p text:style-name="P3">innovador en un negocio pero sin necesidad de inventar un producto nuevo. Los dos negocios</text:p>
      <text:p text:style-name="P3">que se les plantean son: una tienda de repuestos de automóviles y una peluquería. Las</text:p>
      <text:p text:style-name="P3">preguntas-guía son las siguientes:</text:p>
      <text:p text:style-name="P3"/>
      <text:p text:style-name="P5">1) <text:span text:style-name="T4">Si, creando una página web en la que anunciamos y vendemos nuestros productos.</text:span></text:p>
      <text:p text:style-name="P5">2) <text:span text:style-name="T4">Probablemente si.</text:span></text:p>
      <text:p text:style-name="P6">3) <text:span text:style-name="T4">Si, haciendo ofertas de todo tipo a los clientes.</text:span></text:p>
      <text:p text:style-name="P6">4) <text:span text:style-name="T4">Probablemente si.</text:span></text:p>
      <text:p text:style-name="P5"><text:span text:style-name="T3"/></text:p>
      <text:p text:style-name="P9"><text:span text:style-name="T4">5) Indica para los siguientes emprendedores cuál fue su fuente o fuentes de idea de negocio:</text:span></text:p>
      <text:p text:style-name="P3"><text:span text:style-name="T3"/></text:p>
      <text:p text:style-name="P7">a) Su idea es entrar en el sector a base de la observación.</text:p>
      <text:p text:style-name="P7">b) Ha visto una oportunidad de negocio por la falta de papelerías en su <text:span text:style-name="T5">pueblo.</text:span></text:p>
      <text:p text:style-name="P7"/>
      <text:p text:style-name="P10"/>
      <text:p text:style-name="P10"/>
      <text:p text:style-name="P10"/>
      <text:p text:style-name="P10"/>
      <text:p text:style-name="P10"><text:soft-page-break/></text:p>
      <text:p text:style-name="P10">6) Lee el siguiente artículo titulado: Reflexiona y contesta a las siguientes cuestiones:</text:p>
      <text:p text:style-name="P10"/>
      <text:p text:style-name="P8"><text:span text:style-name="T6">1. </text:span>El 68.8% de los jóvenes españoles estaría dispuesto a emprender un negocio.</text:p>
      <text:p text:style-name="P8">Opino que es una cifra bastante alta. 7.</text:p>
      <text:p text:style-name="P8"/>
      <text:p text:style-name="P8"><text:span text:style-name="T6">2.</text:span> No tener jefe y tener horario propio. Falta de dinero e inversores.</text:p>
      <text:p text:style-name="P8"/>
      <text:p text:style-name="P11">3. <text:span text:style-name="T7">30-35. No hay diferencia entre hombres y mujeres.</text:span></text:p>
      <text:p text:style-name="P11"><text:span text:style-name="T7"/></text:p>
      <text:p text:style-name="P11">4. <text:span text:style-name="T7">Falta de dinero, falta de inversores y </text:span><text:span text:style-name="T8">el miedo al fracaso.</text:span></text:p>
      <text:p text:style-name="P11"><text:span text:style-name="T7"/></text:p>
      <text:p text:style-name="P11">5. <text:s/><text:span text:style-name="T8">La mayoría tiene dudas sobre el éxito de la empresa. El porcentaje de jóvenes dispuestos a crear su empresa es buena pero a la hora de la realidad no lo tienen tan claro como en un principio se pensab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08:21:05.940497888</meta:creation-date>
    <dc:date>2019-09-25T09:11:29.009303873</dc:date>
    <meta:editing-duration>PT8M22S</meta:editing-duration>
    <meta:editing-cycles>1</meta:editing-cycles>
    <meta:document-statistic meta:table-count="0" meta:image-count="0" meta:object-count="0" meta:page-count="2" meta:paragraph-count="42" meta:word-count="482" meta:character-count="2713" meta:non-whitespace-character-count="2271"/>
    <meta:generator>LibreOffice/6.0.7.3$Linux_X86_64 LibreOffice_project/00m0$Build-3</meta:generator>
  </office:meta>
</office:document-meta>
</file>